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AA9000003389CC9F0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3cm, 40.649cm, 0cm, -0.2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cm" svg:height="11.8cm" svg:x="2.8cm" svg:y="2.4cm">
          <draw:image xlink:href="Pictures/1000000000000AA9000003389CC9F0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shin Haidari-Khabbaz</meta:initial-creator>
    <meta:creation-date>2014-03-28T15:52:30.91</meta:creation-date>
    <dc:date>2014-03-28T15:56:46.15</dc:date>
    <dc:creator>Afshin Haidari-Khabbaz</dc:creator>
    <meta:editing-duration>PT4M15S</meta:editing-duration>
    <meta:editing-cycles>1</meta:editing-cycles>
    <meta:document-statistic meta:object-count="1"/>
    <meta:generator>OpenOffice/4.0.1$Win32 OpenOffice.org_project/401m5$Build-9714</meta:generator>
  </office:meta>
</office:document-meta>
</file>